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0145"/>
    </style:style>
    <style:style style:name="P2" style:family="paragraph" style:parent-style-name="Standard">
      <style:text-properties officeooo:rsid="00030145" officeooo:paragraph-rsid="00030145"/>
    </style:style>
    <style:style style:name="P3" style:family="paragraph" style:parent-style-name="Standard">
      <style:text-properties officeooo:rsid="00030145" officeooo:paragraph-rsid="0003ceb8"/>
    </style:style>
    <style:style style:name="P4" style:family="paragraph" style:parent-style-name="Standard">
      <style:text-properties officeooo:paragraph-rsid="0003ceb8"/>
    </style:style>
    <style:style style:name="P5" style:family="paragraph" style:parent-style-name="Standard">
      <style:text-properties officeooo:rsid="00030145" officeooo:paragraph-rsid="0003ceb8"/>
    </style:style>
    <style:style style:name="T1" style:family="text">
      <style:text-properties officeooo:rsid="0005a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3.9</text:p>
      <text:p text:style-name="P1"/>
      <text:p text:style-name="P1">Django 3.1</text:p>
      <text:p text:style-name="P1"/>
      <text:p text:style-name="P2">PostgreySQL</text:p>
      <text:p text:style-name="P4"/>
      <text:p text:style-name="P4"><text:a xlink:type="simple" xlink:href="https://www.linuxtricks.fr/wiki/debian-10-installer-et-utiliser-postgresql" text:style-name="Internet_20_link" text:visited-style-name="Visited_20_Internet_20_Link">https://www.linuxtricks.fr/wiki/debian-10-installer-et-utiliser-postgresql</text:a></text:p>
      <text:p text:style-name="P4"/>
      <text:p text:style-name="P4"><text:a xlink:type="simple" xlink:href="https://docs.djangoproject.com/en/3.1/intro/tutorial01/" text:style-name="Internet_20_link" text:visited-style-name="Visited_20_Internet_20_Link">https://docs.djangoproject.com/en/3.1/intro/tutorial01/</text:a></text:p>
      <text:p text:style-name="P4"/>
      <text:p text:style-name="P3"><text:a xlink:type="simple" xlink:href="https://docs.djangoproject.com/fr/3.1/howto/custom-management-commands/" text:style-name="Internet_20_link" text:visited-style-name="Visited_20_Internet_20_Link">https://docs.djangoproject.com/fr/3.1/howto/custom-management-commands/</text:a></text:p>
      <text:p text:style-name="P3"/>
      <text:p text:style-name="P3"><text:a xlink:type="simple" xlink:href="https://stackoverflow.com/questions/18503770/how-to-create-user-from-django-shell" text:style-name="Internet_20_link" text:visited-style-name="Visited_20_Internet_20_Link">https://stackoverflow.com/questions/18503770/how-to-create-user-from-django-shell</text:a></text:p>
      <text:p text:style-name="P3"/>
      <text:p text:style-name="P3"><text:span text:style-name="Source_20_Text">Ctrl + Shift + P →</text:span><text:span text:style-name="Source_20_Text"><text:span text:style-name="T1"> P</text:span></text:span><text:span text:style-name="Source_20_Text">ython interpreter</text:span></text:p>
      <text:p text:style-name="P3"><text:span text:style-name="Source_20_Text"/></text:p>
      <text:p text:style-name="P3"><text:a xlink:type="simple" xlink:href="https://www.djangoproject.com/start/" text:style-name="Internet_20_link" text:visited-style-name="Visited_20_Internet_20_Link"><text:span text:style-name="Source_20_Text">https://www.djangoproject.com/start/</text:span></text:a></text:p>
      <text:p text:style-name="P3"><text:span text:style-name="Source_20_Text"/></text:p>
      <text:p text:style-name="P3"><text:a xlink:type="simple" xlink:href="https://djangobook.com/mdj2-django-templates/" text:style-name="Internet_20_link" text:visited-style-name="Visited_20_Internet_20_Link"><text:span text:style-name="Source_20_Text">https://djangobook.com/mdj2-django-templates/</text:span></text:a></text:p>
      <text:p text:style-name="P3"><text:span text:style-name="Source_20_Text"/></text:p>
      <text:p text:style-name="P3"><text:a xlink:type="simple" xlink:href="https://realpython.com/get-started-with-django-1/" text:style-name="Internet_20_link" text:visited-style-name="Visited_20_Internet_20_Link"><text:span text:style-name="Source_20_Text">https://realpython.com/get-started-with-django-1/</text:span></text:a></text:p>
      <text:p text:style-name="P3"><text:span text:style-name="Source_20_Text"/></text:p>
      <text:p text:style-name="P3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09:17:56.993152510</meta:creation-date>
    <dc:date>2021-04-13T13:45:01.284050797</dc:date>
    <meta:editing-duration>PT1H56M21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20" meta:character-count="479" meta:non-whitespace-character-count="470"/>
  </office:meta>
</office:document-meta>
</file>